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0.002cm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ext-properties fo:color="#0084d1"/>
    </style:style>
    <style:style style:name="ce11" style:family="table-cell" style:parent-style-name="Default">
      <style:text-properties fo:color="#000000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number-columns-repeated="2" table:default-cell-style-name="ce7"/>
        <table:table-column table:style-name="co2" table:default-cell-style-name="ce10"/>
        <table:table-column table:style-name="co2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MATERIAL</text:p>
          </table:table-cell>
          <table:table-cell table:style-name="ce6" office:value-type="string">
            <text:p>UNITS</text:p>
          </table:table-cell>
          <table:table-cell table:style-name="ce6" office:value-type="string">
            <text:p>PRICE</text:p>
          </table:table-cell>
          <table:table-cell table:style-name="ce9" office:value-type="string">
            <text:p>LINK</text:p>
          </table:table-cell>
          <table:table-cell table:style-name="ce12" office:value-type="string">
            <text:p>TOTAL PRICE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>
            <text:p>MultiStar 2212</text:p>
          </table:table-cell>
          <table:table-cell office:value-type="string">
            <text:p>motors combo</text:p>
          </table:table-cell>
          <table:table-cell office:value-type="float" office:value="2">
            <text:p>2</text:p>
          </table:table-cell>
          <table:table-cell table:style-name="ce8" office:value-type="float" office:value="21.73">
            <text:p>21,73</text:p>
          </table:table-cell>
          <table:table-cell office:value-type="string">
            <text:p>https://hobbyking.com/es_es/multistar-350-to-450-frame-size-2212-combo-set-with-self-tightening-propellers-cw-ccw-set-of-2.html</text:p>
          </table:table-cell>
          <table:table-cell table:formula="of:=[.C2]*[.D2]" office:value-type="float" office:value="43.46">
            <text:p>43,4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fro ESC 20Amp</text:p>
          </table:table-cell>
          <table:table-cell office:value-type="string">
            <text:p>speed controllers</text:p>
          </table:table-cell>
          <table:table-cell office:value-type="float" office:value="4">
            <text:p>4</text:p>
          </table:table-cell>
          <table:table-cell table:style-name="ce8" office:value-type="float" office:value="9.89">
            <text:p>9,89</text:p>
          </table:table-cell>
          <table:table-cell office:value-type="string">
            <text:p>https://hobbyking.com/es_es/afro-20a-multi-rotor-esc-simonk-firmware.html</text:p>
          </table:table-cell>
          <table:table-cell table:formula="of:=[.C3]*[.D3]" office:value-type="float" office:value="39.56">
            <text:p>39,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va Pro 9450</text:p>
          </table:table-cell>
          <table:table-cell office:value-type="string">
            <text:p>spare propellers</text:p>
          </table:table-cell>
          <table:table-cell office:value-type="float" office:value="4">
            <text:p>4</text:p>
          </table:table-cell>
          <table:table-cell table:style-name="ce8" office:value-type="float" office:value="3.84">
            <text:p>3,84</text:p>
          </table:table-cell>
          <table:table-cell office:value-type="string">
            <text:p>https://hobbyking.com/es_es/dji-9450-white-propeller.html</text:p>
          </table:table-cell>
          <table:table-cell table:formula="of:=[.C4]*[.D4]" office:value-type="float" office:value="15.36">
            <text:p>15,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bbyking SK450</text:p>
          </table:table-cell>
          <table:table-cell office:value-type="string">
            <text:p>frame</text:p>
          </table:table-cell>
          <table:table-cell office:value-type="float" office:value="1">
            <text:p>1</text:p>
          </table:table-cell>
          <table:table-cell table:style-name="ce8" office:value-type="float" office:value="18.47">
            <text:p>18,47</text:p>
          </table:table-cell>
          <table:table-cell office:value-type="string">
            <text:p>https://hobbyking.com/es_es/hobbyking-sk450-glass-fiber-quadcopter-frame-450mm.html</text:p>
          </table:table-cell>
          <table:table-cell table:formula="of:=[.C5]*[.D5]" office:value-type="float" office:value="18.47">
            <text:p>18,4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30C ZIPPY Flightmax 2800mAh</text:p>
          </table:table-cell>
          <table:table-cell office:value-type="string">
            <text:p>battery</text:p>
          </table:table-cell>
          <table:table-cell office:value-type="float" office:value="1">
            <text:p>1</text:p>
          </table:table-cell>
          <table:table-cell table:style-name="ce8" office:value-type="float" office:value="17.6">
            <text:p>17,6</text:p>
          </table:table-cell>
          <table:table-cell office:value-type="string">
            <text:p>https://hobbyking.com/es_es/zippy-flightmax-2800mah-3s1p-30c.html</text:p>
          </table:table-cell>
          <table:table-cell table:formula="of:=[.C6]*[.D6]" office:value-type="float" office:value="17.6">
            <text:p>17,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bbyKing® B3AC</text:p>
          </table:table-cell>
          <table:table-cell office:value-type="string">
            <text:p>battery charger</text:p>
          </table:table-cell>
          <table:table-cell office:value-type="float" office:value="1">
            <text:p>1</text:p>
          </table:table-cell>
          <table:table-cell table:style-name="ce8" office:value-type="float" office:value="5.84">
            <text:p>5,84</text:p>
          </table:table-cell>
          <table:table-cell office:value-type="string">
            <text:p>https://hobbyking.com/es_es/hobbykingr-b3ac-compact-charger-eu-plug.html</text:p>
          </table:table-cell>
          <table:table-cell table:formula="of:=[.C7]*[.D7]" office:value-type="float" office:value="5.84">
            <text:p>5,8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ultistar XT60 de 4 x 3,5 mm</text:p>
          </table:table-cell>
          <table:table-cell office:value-type="string">
            <text:p>wire connectors</text:p>
          </table:table-cell>
          <table:table-cell office:value-type="float" office:value="1">
            <text:p>1</text:p>
          </table:table-cell>
          <table:table-cell table:style-name="ce8" office:value-type="float" office:value="2.23">
            <text:p>2,23</text:p>
          </table:table-cell>
          <table:table-cell office:value-type="string">
            <text:p>https://hobbyking.com/es_es/multistar-xt60-to-4-x-3-5mm-with-jst-plug-quadcopter-distribution-harness.html</text:p>
          </table:table-cell>
          <table:table-cell table:formula="of:=[.C8]*[.D8]" office:value-type="float" office:value="2.23">
            <text:p>2,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froFlight Naze32 Rev6</text:p>
          </table:table-cell>
          <table:table-cell office:value-type="string">
            <text:p>flight controller</text:p>
          </table:table-cell>
          <table:table-cell office:value-type="float" office:value="1">
            <text:p>1</text:p>
          </table:table-cell>
          <table:table-cell table:style-name="ce8" office:value-type="float" office:value="15.5">
            <text:p>15,5</text:p>
          </table:table-cell>
          <table:table-cell office:value-type="string">
            <text:p>https://hobbyking.com/es_es/naze32r6-set-pcb-wire-pins.html</text:p>
          </table:table-cell>
          <table:table-cell table:formula="of:=[.C9]*[.D9]" office:value-type="float" office:value="15.5">
            <text:p>15,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PV Racer Radio 2 </text:p>
          </table:table-cell>
          <table:table-cell office:value-type="string">
            <text:p>remote controller</text:p>
          </table:table-cell>
          <table:table-cell office:value-type="float" office:value="1">
            <text:p>1</text:p>
          </table:table-cell>
          <table:table-cell office:value-type="float" office:value="34.59">
            <text:p>34,59</text:p>
          </table:table-cell>
          <table:table-cell office:value-type="string">
            <text:p>https://hobbyking.com/es_es/turnigy-evolution-fpv-radio-mode-2-white.html</text:p>
          </table:table-cell>
          <table:table-cell table:formula="of:=[.C10]*[.D10]" office:value-type="float" office:value="34.59">
            <text:p>34,59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1" office:value-type="string">
            <text:p>Final</text:p>
          </table:table-cell>
          <table:table-cell table:formula="of:=[.F2]+[.F3]+[.F4]+[.F5]+[.F6]+[.F7]+[.F8]+[.F9]+[.F10]" office:value-type="float" office:value="192.61">
            <text:p>192,61</text:p>
          </table:table-cell>
          <table:table-cell table:number-columns-repeated="101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8/11/2017</text:date>, <text:time>17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49:22.03</meta:creation-date>
    <dc:date>2017-11-08T17:00:29.43</dc:date>
    <meta:editing-duration>PT10M46S</meta:editing-duration>
    <meta:editing-cycles>1</meta:editing-cycles>
    <meta:document-statistic meta:table-count="3" meta:cell-count="62" meta:object-count="0"/>
    <meta:generator>OpenOffice/4.1.2$Win32 OpenOffice.org_project/412m3$Build-9782</meta:generator>
  </office:meta>
</office:document-meta>
</file>